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40pt" fo:font-style="normal" style:text-underline-style="solid" style:text-underline-width="auto" style:text-underline-color="font-color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officeooo:rsid="00020fed" officeooo:paragraph-rsid="00020fed"/>
    </style:style>
    <style:style style:name="P3" style:family="paragraph" style:parent-style-name="Standard">
      <style:paragraph-properties fo:text-align="justify" style:justify-single-word="false"/>
      <style:text-properties officeooo:rsid="00020fed" officeooo:paragraph-rsid="00020fed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20fed" officeooo:paragraph-rsid="00020fe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346dc" officeooo:paragraph-rsid="000346d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39f1b" officeooo:paragraph-rsid="00039f1b" style:font-size-asian="15pt" style:font-weight-asian="bold" style:font-size-complex="15pt" style:font-weight-complex="bold"/>
    </style:style>
    <style:style style:name="P7" style:family="paragraph" style:parent-style-name="Standard">
      <style:text-properties fo:font-weight="normal" officeooo:rsid="00020fed" officeooo:paragraph-rsid="00020fed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20f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0fed" style:font-weight-asian="bold" style:font-weight-complex="bold"/>
    </style:style>
    <style:style style:name="T4" style:family="text">
      <style:text-properties fo:font-weight="bold" officeooo:rsid="000346dc" style:font-weight-asian="bold" style:font-weight-complex="bold"/>
    </style:style>
    <style:style style:name="T5" style:family="text">
      <style:text-properties officeooo:rsid="000346d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46dc" style:font-weight-asian="normal" style:font-weight-complex="normal"/>
    </style:style>
    <style:style style:name="T8" style:family="text">
      <style:text-properties officeooo:rsid="000627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63717702464_117"/>Historia de Python</text:h>
      <text:p text:style-name="P2">Marco Gallego</text:p>
      <text:p text:style-name="P2"/>
      <text:p text:style-name="P2"/>
      <text:p text:style-name="P3"/>
      <text:p text:style-name="P3"/>
      <text:p text:style-name="P4">ORIGEN</text:p>
      <text:p text:style-name="Standard"><text:line-break/>- <text:span text:style-name="T1">Python fue creado al final de la década de los 80, por </text:span><text:span text:style-name="T3">Guido van Rossum </text:span><text:span text:style-name="T1">en el</text:span><text:span text:style-name="T3"> centro para las Matemáticas y la Informática de los Países Bajos.</text:span></text:p>
      <text:p text:style-name="Standard"><text:span text:style-name="T3"/></text:p>
      <text:p text:style-name="P7">- El <text:span text:style-name="T2">sucedió al lenguaje ABC </text:span>y su nombre proviene de unos humoristas británicos llamados <text:span text:style-name="T2">Monty Python</text:span>, ya que el creador era un aficionado de ellos.</text:p>
      <text:p text:style-name="P7"/>
      <text:p text:style-name="P4">EVOLUCIÓN</text:p>
      <text:p text:style-name="P4"/>
      <text:p text:style-name="Standard"><text:span text:style-name="T1">- L</text:span>a versión <text:span text:style-name="T2">Python 3.0 <text:s/></text:span><text:span text:style-name="T3">salio</text:span><text:span text:style-name="T2"> en 2008</text:span>. <text:span text:style-name="T1">Introdujo</text:span> cambios <text:span text:style-name="T1">muy</text:span> significativos que la hicieron incompatible con Python 2.x.</text:p>
      <text:p text:style-name="Standard"/>
      <text:p text:style-name="Standard"><text:span text:style-name="T2">- Python 2.7 fue la última versión de la serie 2.x,</text:span> y no existe Python 2.8.</text:p>
      <text:p text:style-name="Standard"/>
      <text:p text:style-name="Standard"><text:span text:style-name="T2">- Python 3</text:span><text:span text:style-name="T6"> </text:span><text:span text:style-name="T7">tuvo</text:span><text:span text:style-name="T4"> </text:span><text:span text:style-name="T2">mejoras</text:span> como:</text:p>
      <text:p text:style-name="Standard"/>
      <text:p text:style-name="Standard">- <text:span text:style-name="T5">La s</text:span>intaxis <text:span text:style-name="T5">mucho</text:span> más clara.</text:p>
      <text:p text:style-name="Standard"/>
      <text:p text:style-name="Standard"><text:span text:style-name="T5">- El u</text:span>so de print como función.</text:p>
      <text:p text:style-name="Standard"/>
      <text:p text:style-name="Standard">- Cadenas de texto en Unicode por defecto.</text:p>
      <text:p text:style-name="Standard"/>
      <text:p text:style-name="Standard">- La filosofía actual <text:s/><text:span text:style-name="T5">de Python </text:span>es: “Python 2.x es el legado, Python 3.x es el presente y el futuro del <text:s text:c="3"/>lenguaje.”</text:p>
      <text:p text:style-name="Standard"/>
      <text:p text:style-name="P5">CARACTERÍSTICAS PRINCIPALES</text:p>
      <text:p text:style-name="Standard"/>
      <text:p text:style-name="P8">- Lenguaje de alto nivel.</text:p>
      <text:p text:style-name="P8"/>
      <text:p text:style-name="P8">- Sintaxis clara.</text:p>
      <text:p text:style-name="P8"/>
      <text:p text:style-name="P8">- Multiparadigma y multiplataforma.</text:p>
      <text:p text:style-name="P8"/>
      <text:p text:style-name="P8">- Licencia de código abierto.</text:p>
      <text:p text:style-name="P8"/>
      <text:p text:style-name="P8">- <text:span text:style-name="T5">B</text:span>iblioteca estándar <text:span text:style-name="T5">muy extensa</text:span>.</text:p>
      <text:p text:style-name="P8"/>
      <text:p text:style-name="P8">- Respaldado por una gran comunidad y administrado por la Python Software Foundation (PSF).</text:p>
      <text:p text:style-name="P8"/>
      <text:p text:style-name="P8"/>
      <text:p text:style-name="P6"><text:soft-page-break/>USOS PRINCIPALES ACTUALMENTE</text:p>
      <text:p text:style-name="P6"/>
      <text:p text:style-name="Standard">- Desarrollo web.</text:p>
      <text:p text:style-name="Standard"/>
      <text:p text:style-name="Standard">- <text:span text:style-name="T8">Analisis d</text:span>e datos.</text:p>
      <text:p text:style-name="Standard"/>
      <text:p text:style-name="Standard">- Inteligencia artificial y machine learning.</text:p>
      <text:p text:style-name="Standard"/>
      <text:p text:style-name="Standard">- Automatización de tareas y scripting.</text:p>
      <text:p text:style-name="Standard"/>
      <text:p text:style-name="Standard">- Desarrollo de aplicaciones de escritorio y jueg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0:36:34.140274377</meta:creation-date>
    <dc:date>2025-11-21T12:06:42.909556550</dc:date>
    <meta:editing-duration>PT7M49S</meta:editing-duration>
    <meta:editing-cycles>1</meta:editing-cycles>
    <meta:document-statistic meta:table-count="0" meta:image-count="0" meta:object-count="0" meta:page-count="2" meta:paragraph-count="26" meta:word-count="214" meta:character-count="1245" meta:non-whitespace-character-count="1051"/>
    <meta:generator>LibreOffice/24.2.7.2$Linux_X86_64 LibreOffice_project/420$Build-2</meta:generator>
  </office:meta>
</office:document-meta>
</file>